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haman@shaman:/opt/miniconda3/bin$ cd ~</text:p>
      <text:p text:style-name="Standard">shaman@shaman:~$ mamba activate bioinfo</text:p>
      <text:p text:style-name="Standard">(bioinfo) shaman@shaman:~$ jupyter lab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00:22:23.728656217</meta:creation-date>
    <dc:date>2025-09-28T22:29:31.964636975</dc:date>
    <meta:editing-duration>PT1H15M5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11" meta:character-count="116" meta:non-whitespace-character-count="108"/>
  </office:meta>
</office:document-meta>
</file>